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oto Sans CJK SC" svg:font-family="Noto Sans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style="italic" style:font-style-asian="italic" style:font-style-complex="italic"/>
    </style:style>
    <style:style style:name="T3" style:parent-style-name="Tipodeletrapredefinidodoparágrafo" style:family="text">
      <style:text-properties fo:font-style="italic" style:font-style-asian="italic" style:font-style-complex="italic"/>
    </style:style>
    <style:style style:name="T4" style:parent-style-name="Tipodeletrapredefinidodoparágrafo" style:family="text">
      <style:text-properties fo:color="#7030A0"/>
    </style:style>
    <style:style style:name="T5" style:parent-style-name="Tipodeletrapredefinidodoparágrafo" style:family="text">
      <style:text-properties fo:color="#7030A0"/>
    </style:style>
    <style:style style:name="P6" style:parent-style-name="Título3" style:family="paragraph"/>
    <style:style style:name="T7" style:parent-style-name="Tipodeletrapredefinidodoparágrafo" style:family="text">
      <style:text-properties fo:color="#C9211E"/>
    </style:style>
    <style:style style:name="T8" style:parent-style-name="Tipodeletrapredefinidodoparágrafo" style:family="text">
      <style:text-properties fo:font-style="italic" style:font-style-asian="italic" style:font-style-complex="italic"/>
    </style:style>
    <style:style style:name="T9" style:parent-style-name="Tipodeletrapredefinidodoparágrafo" style:family="text">
      <style:text-properties fo:font-style="italic" style:font-style-asian="italic" style:font-style-complex="italic"/>
    </style:style>
    <style:style style:name="T10" style:parent-style-name="Tipodeletrapredefinidodoparágrafo" style:family="text">
      <style:text-properties fo:font-style="italic" style:font-style-asian="italic" style:font-style-complex="italic"/>
    </style:style>
    <style:style style:name="T11" style:parent-style-name="Tipodeletrapredefinidodoparágrafo" style:family="text">
      <style:text-properties fo:font-style="italic" style:font-style-asian="italic" style:font-style-complex="italic"/>
    </style:style>
    <style:style style:name="T12" style:parent-style-name="Tipodeletrapredefinidodoparágrafo" style:family="text">
      <style:text-properties fo:font-style="italic" style:font-style-asian="italic" style:font-style-complex="italic"/>
    </style:style>
    <style:style style:name="T13" style:parent-style-name="Tipodeletrapredefinidodoparágrafo" style:family="text">
      <style:text-properties fo:color="#7030A0"/>
    </style:style>
    <style:style style:name="T14" style:parent-style-name="Tipodeletrapredefinidodoparágrafo" style:family="text">
      <style:text-properties fo:color="#7030A0"/>
    </style:style>
    <style:style style:name="T15" style:parent-style-name="Tipodeletrapredefinidodoparágrafo" style:family="text">
      <style:text-properties fo:color="#7030A0"/>
    </style:style>
    <style:style style:name="T16" style:parent-style-name="Tipodeletrapredefinidodoparágrafo" style:family="text">
      <style:text-properties fo:color="#7030A0"/>
    </style:style>
    <style:style style:name="T17" style:parent-style-name="Tipodeletrapredefinidodoparágrafo" style:family="text">
      <style:text-properties fo:color="#7030A0"/>
    </style:style>
    <style:style style:name="T18" style:parent-style-name="Tipodeletrapredefinidodoparágrafo" style:family="text">
      <style:text-properties fo:color="#7030A0"/>
    </style:style>
    <style:style style:name="T19" style:parent-style-name="Tipodeletrapredefinidodoparágrafo" style:family="text">
      <style:text-properties fo:color="#7030A0"/>
    </style:style>
    <style:style style:name="T20" style:parent-style-name="Tipodeletrapredefinidodoparágrafo" style:family="text">
      <style:text-properties fo:color="#7030A0"/>
    </style:style>
    <style:style style:name="T21" style:parent-style-name="Tipodeletrapredefinidodoparágrafo" style:family="text">
      <style:text-properties fo:color="#7030A0"/>
    </style:style>
    <style:style style:name="T22" style:parent-style-name="Tipodeletrapredefinidodoparágrafo" style:family="text">
      <style:text-properties fo:color="#7030A0"/>
    </style:style>
    <style:style style:name="T23" style:parent-style-name="Tipodeletrapredefinidodoparágrafo" style:family="text">
      <style:text-properties fo:color="#7030A0"/>
    </style:style>
    <style:style style:name="T24" style:parent-style-name="Tipodeletrapredefinidodoparágrafo" style:family="text">
      <style:text-properties fo:font-style="italic" style:font-style-asian="italic" style:font-style-complex="italic" fo:color="#7030A0"/>
    </style:style>
    <style:style style:name="T25" style:parent-style-name="Tipodeletrapredefinidodoparágrafo" style:family="text">
      <style:text-properties fo:color="#7030A0"/>
    </style:style>
    <style:style style:name="T26" style:parent-style-name="Tipodeletrapredefinidodoparágrafo" style:family="text">
      <style:text-properties fo:font-style="italic" style:font-style-asian="italic" style:font-style-complex="italic"/>
    </style:style>
    <style:style style:name="T27" style:parent-style-name="Tipodeletrapredefinidodoparágrafo" style:family="text">
      <style:text-properties fo:color="#C9211E"/>
    </style:style>
    <style:style style:name="T28" style:parent-style-name="Tipodeletrapredefinidodoparágrafo" style:family="text">
      <style:text-properties fo:color="#C9211E"/>
    </style:style>
    <style:style style:name="T29" style:parent-style-name="Tipodeletrapredefinidodoparágrafo" style:family="text">
      <style:text-properties fo:color="#C9211E"/>
    </style:style>
    <style:style style:name="P30" style:parent-style-name="Título2" style:family="paragraph"/>
    <style:style style:name="P31" style:parent-style-name="Título3" style:family="paragraph"/>
    <style:style style:name="T32" style:parent-style-name="Tipodeletrapredefinidodoparágrafo" style:family="text">
      <style:text-properties fo:font-style="italic" style:font-style-asian="italic" style:font-style-complex="italic"/>
    </style:style>
    <style:style style:name="T33" style:parent-style-name="Tipodeletrapredefinidodoparágrafo" style:family="text">
      <style:text-properties fo:font-style="italic" style:font-style-asian="italic" style:font-style-complex="italic"/>
    </style:style>
    <style:style style:name="T34" style:parent-style-name="Tipodeletrapredefinidodoparágrafo" style:family="text">
      <style:text-properties fo:font-style="italic" style:font-style-asian="italic" style:font-style-complex="italic"/>
    </style:style>
    <style:style style:name="T35" style:parent-style-name="Tipodeletrapredefinidodoparágrafo" style:family="text">
      <style:text-properties fo:font-style="italic" style:font-style-asian="italic" style:font-style-complex="italic"/>
    </style:style>
    <style:style style:name="T36" style:parent-style-name="Tipodeletrapredefinidodoparágrafo" style:family="text">
      <style:text-properties fo:font-style="italic" style:font-style-asian="italic" style:font-style-complex="italic"/>
    </style:style>
    <style:style style:name="T37" style:parent-style-name="Tipodeletrapredefinidodoparágrafo" style:family="text">
      <style:text-properties fo:font-style="italic" style:font-style-asian="italic" style:font-style-complex="italic"/>
    </style:style>
    <style:style style:name="T38" style:parent-style-name="Tipodeletrapredefinidodoparágrafo" style:family="text">
      <style:text-properties fo:font-style="italic" style:font-style-asian="italic" style:font-style-complex="italic"/>
    </style:style>
    <style:style style:name="P39" style:parent-style-name="Standard" style:family="paragraph">
      <style:text-properties fo:color="#7030A0"/>
    </style:style>
    <style:style style:name="P40" style:parent-style-name="Título3" style:family="paragraph"/>
    <style:style style:name="T41" style:parent-style-name="Tipodeletrapredefinidodoparágrafo" style:family="text">
      <style:text-properties fo:font-style="italic" style:font-style-asian="italic" style:font-style-complex="italic"/>
    </style:style>
    <style:style style:name="T42" style:parent-style-name="Tipodeletrapredefinidodoparágrafo" style:family="text">
      <style:text-properties fo:font-style="italic" style:font-style-asian="italic" style:font-style-complex="italic"/>
    </style:style>
    <style:style style:name="T43" style:parent-style-name="Tipodeletrapredefinidodoparágrafo" style:family="text">
      <style:text-properties fo:font-style="italic" style:font-style-asian="italic" style:font-style-complex="italic"/>
    </style:style>
    <style:style style:name="T44" style:parent-style-name="Tipodeletrapredefinidodoparágrafo" style:family="text">
      <style:text-properties fo:font-style="italic" style:font-style-asian="italic" style:font-style-complex="italic"/>
    </style:style>
    <style:style style:name="T45" style:parent-style-name="Tipodeletrapredefinidodoparágrafo" style:family="text">
      <style:text-properties fo:font-style="italic" style:font-style-asian="italic" style:font-style-complex="italic"/>
    </style:style>
    <style:style style:name="T46" style:parent-style-name="Tipodeletrapredefinidodoparágrafo" style:family="text">
      <style:text-properties fo:font-style="italic" style:font-style-asian="italic" style:font-style-complex="italic"/>
    </style:style>
    <style:style style:name="T47" style:parent-style-name="Tipodeletrapredefinidodoparágrafo" style:family="text">
      <style:text-properties fo:font-style="italic" style:font-style-asian="italic" style:font-style-complex="italic"/>
    </style:style>
    <style:style style:name="P48" style:parent-style-name="Título3" style:family="paragraph"/>
    <style:style style:name="T49" style:parent-style-name="Tipodeletrapredefinidodoparágrafo" style:family="text">
      <style:text-properties fo:font-style="italic" style:font-style-asian="italic" style:font-style-complex="italic"/>
    </style:style>
    <style:style style:name="T50" style:parent-style-name="Tipodeletrapredefinidodoparágrafo" style:family="text">
      <style:text-properties fo:font-style="italic" style:font-style-asian="italic" style:font-style-complex="italic"/>
    </style:style>
    <style:style style:name="T51" style:parent-style-name="Tipodeletrapredefinidodoparágrafo" style:family="text">
      <style:text-properties fo:color="#C9211E"/>
    </style:style>
    <style:style style:name="T52" style:parent-style-name="Tipodeletrapredefinidodoparágrafo" style:family="text">
      <style:text-properties fo:color="#C9211E"/>
    </style:style>
    <style:style style:name="T53" style:parent-style-name="Tipodeletrapredefinidodoparágrafo" style:family="text">
      <style:text-properties fo:color="#7030A0"/>
    </style:style>
    <style:style style:name="T54" style:parent-style-name="Tipodeletrapredefinidodoparágrafo" style:family="text">
      <style:text-properties fo:color="#7030A0"/>
    </style:style>
    <style:style style:name="T55" style:parent-style-name="Tipodeletrapredefinidodoparágrafo" style:family="text">
      <style:text-properties fo:color="#C9211E"/>
    </style:style>
    <style:style style:name="T56" style:parent-style-name="Tipodeletrapredefinidodoparágrafo" style:family="text">
      <style:text-properties fo:font-style="italic" style:font-style-asian="italic" style:font-style-complex="italic"/>
    </style:style>
    <style:style style:name="T57" style:parent-style-name="Tipodeletrapredefinidodoparágrafo" style:family="text">
      <style:text-properties fo:font-style="italic" style:font-style-asian="italic" style:font-style-complex="italic"/>
    </style:style>
    <style:style style:name="T58" style:parent-style-name="Tipodeletrapredefinidodoparágrafo" style:family="text">
      <style:text-properties fo:font-style="italic" style:font-style-asian="italic" style:font-style-complex="italic"/>
    </style:style>
    <style:style style:name="P59" style:parent-style-name="Standard" style:family="paragraph">
      <style:text-properties fo:color="#7030A0"/>
    </style:style>
    <style:style style:name="P60" style:parent-style-name="Standard" style:family="paragraph"/>
    <style:style style:name="P61" style:parent-style-name="Standard" style:family="paragraph"/>
    <style:style style:name="T62" style:parent-style-name="Tipodeletrapredefinidodoparágrafo" style:family="text">
      <style:text-properties fo:font-style="italic" style:font-style-asian="italic" style:font-style-complex="italic"/>
    </style:style>
    <style:style style:name="T63" style:parent-style-name="Tipodeletrapredefinidodoparágrafo" style:family="text">
      <style:text-properties fo:font-style="italic" style:font-style-asian="italic" style:font-style-complex="italic"/>
    </style:style>
    <style:style style:name="T64" style:parent-style-name="Tipodeletrapredefinidodoparágrafo" style:family="text">
      <style:text-properties fo:font-style="italic" style:font-style-asian="italic" style:font-style-complex="italic"/>
    </style:style>
    <style:style style:name="T65" style:parent-style-name="Tipodeletrapredefinidodoparágrafo" style:family="text">
      <style:text-properties fo:color="#C9211E"/>
    </style:style>
    <style:style style:name="P66" style:parent-style-name="Título2" style:family="paragraph"/>
    <style:style style:name="T67" style:parent-style-name="Tipodeletrapredefinidodoparágrafo" style:family="text">
      <style:text-properties fo:font-style="italic" style:font-style-asian="italic" style:font-style-complex="italic"/>
    </style:style>
    <style:style style:name="T68" style:parent-style-name="Tipodeletrapredefinidodoparágrafo" style:family="text">
      <style:text-properties fo:font-style="italic" style:font-style-asian="italic" style:font-style-complex="italic"/>
    </style:style>
    <style:style style:name="T69" style:parent-style-name="Tipodeletrapredefinidodoparágrafo" style:family="text">
      <style:text-properties fo:font-style="italic" style:font-style-asian="italic" style:font-style-complex="italic"/>
    </style:style>
    <style:style style:name="T70" style:parent-style-name="Tipodeletrapredefinidodoparágrafo" style:family="text">
      <style:text-properties fo:font-style="italic" style:font-style-asian="italic" style:font-style-complex="italic"/>
    </style:style>
    <style:style style:name="T71" style:parent-style-name="Tipodeletrapredefinidodoparágrafo" style:family="text">
      <style:text-properties fo:font-style="italic" style:font-style-asian="italic" style:font-style-complex="italic"/>
    </style:style>
    <style:style style:name="T72" style:parent-style-name="pl-token" style:family="text">
      <style:text-properties fo:font-style="italic" style:font-style-asian="italic" style:font-style-complex="italic"/>
    </style:style>
    <style:style style:name="T73" style:parent-style-name="Tipodeletrapredefinidodoparágrafo" style:family="text">
      <style:text-properties fo:font-style="italic" style:font-style-asian="italic" style:font-style-complex="italic"/>
    </style:style>
    <style:style style:name="T74" style:parent-style-name="Tipodeletrapredefinidodoparágrafo" style:family="text">
      <style:text-properties fo:font-style="italic" style:font-style-asian="italic" style:font-style-complex="italic"/>
    </style:style>
    <style:style style:name="T75" style:parent-style-name="Tipodeletrapredefinidodoparágrafo" style:family="text">
      <style:text-properties fo:font-style="italic" style:font-style-asian="italic" style:font-style-complex="italic"/>
    </style:style>
    <style:style style:name="T76" style:parent-style-name="Tipodeletrapredefinidodoparágrafo" style:family="text">
      <style:text-properties fo:font-style="italic" style:font-style-asian="italic" style:font-style-complex="italic"/>
    </style:style>
    <style:style style:name="T77" style:parent-style-name="Tipodeletrapredefinidodoparágrafo" style:family="text">
      <style:text-properties fo:font-style="italic" style:font-style-asian="italic" style:font-style-complex="italic"/>
    </style:style>
    <style:style style:name="T78" style:parent-style-name="Tipodeletrapredefinidodoparágrafo" style:family="text">
      <style:text-properties fo:color="#C9211E"/>
    </style:style>
    <style:style style:name="T79" style:parent-style-name="Tipodeletrapredefinidodoparágrafo" style:family="text">
      <style:text-properties fo:font-style="italic" style:font-style-asian="italic" style:font-style-complex="italic"/>
    </style:style>
    <style:style style:name="T80" style:parent-style-name="Tipodeletrapredefinidodoparágrafo" style:family="text">
      <style:text-properties fo:font-style="italic" style:font-style-asian="italic" style:font-style-complex="italic"/>
    </style:style>
    <style:style style:name="T81" style:parent-style-name="Tipodeletrapredefinidodoparágrafo" style:family="text">
      <style:text-properties fo:color="#C9211E"/>
    </style:style>
    <style:style style:name="P82" style:parent-style-name="ParágrafodaLista" style:family="paragraph">
      <style:paragraph-properties fo:margin-left="0in">
        <style:tab-stops/>
      </style:paragraph-properties>
      <style:text-properties fo:color="#C9211E"/>
    </style:style>
    <style:style style:name="P83" style:parent-style-name="ParágrafodaLista" style:family="paragraph">
      <style:paragraph-properties fo:margin-left="0in">
        <style:tab-stops/>
      </style:paragraph-properties>
      <style:text-properties fo:color="#C9211E"/>
    </style:style>
    <style:style style:name="P84" style:parent-style-name="ParágrafodaLista" style:family="paragraph">
      <style:paragraph-properties fo:margin-left="0in">
        <style:tab-stops/>
      </style:paragraph-properties>
      <style:text-properties fo:color="#C9211E"/>
    </style:style>
    <style:style style:name="T85" style:parent-style-name="Tipodeletrapredefinidodoparágrafo" style:family="text">
      <style:text-properties fo:color="#C9211E"/>
    </style:style>
  </office:automatic-styles>
  <office:body>
    <office:text text:use-soft-page-breaks="true">
      <text:p text:style-name="P1">Reserva de Voos</text:p>
      <text:p text:style-name="Subtítulo">Licenciatura em Engenharia Informática</text:p>
      <text:p text:style-name="Textbody">Cristiano Pereira, João Martins, Jorge Lima, Rúben Santos</text:p>
      <text:p text:style-name="Textbody">Universidade do Minho</text:p>
      <text:p text:style-name="Textbody">Sistemas Distribuídos</text:p>
      <text:p text:style-name="Textbody">Grupo 14</text:p>
      <text:p text:style-name="Textbody">2021/2022</text:p>
      <text:p text:style-name="Heading">Abstract</text:p>
      <text:p text:style-name="Standard">No presente documento é apresentada a<text:s/>descrição da nossa implementação de uma plataforma de reserva de voos sob forma de um par cliente-Servidor, em Java, utilizando<text:s/><text:span text:style-name="T2">sockets</text:span><text:s/>e<text:s/><text:span text:style-name="T3">threads</text:span>. A plataforma permite aos seus utilizadores aceder aos voos disponíveis (<text:span text:style-name="T4">com filtros</text:span><text:span text:style-name="T5">???</text:span>), reservar viagens constituídas por vários voos e cancelar estas viagens. O administrador do sistema tem ainda a possibilidade de adicionar novos voos, entre outras.</text:p>
      <text:p text:style-name="Standard">Esta solução parte do princípio que é sempre possível fazer escalas, sendo que se existir um voo A → B e outro de B<text:s/>→ C, num dado dia, então é possível para um passageiro fazer A → B → C, se houver disponibilidade de lugares em ambos os voos. Os mesmos voos repetem-se todos os dias.</text:p>
      <text:h text:style-name="P6" text:outline-level="3">Arquitetura da Solução</text:h>
      <text:p text:style-name="Standard">Como proposto no enunciado, o sistema está dividido em dois: Cliente e Servidor.</text:p>
      <text:p text:style-name="Standard"/>
      <text:p text:style-name="Standard">&lt;<text:span text:style-name="T7">diagrama_componentes: a imagem está muito grande e é um diagrama de packages. Estamos a falar de componentes e depois metemos um diagrama de packages, temos de ver o que queremos: packages ou componentes</text:span>&gt;</text:p>
      <text:p text:style-name="Standard"/>
      <text:h text:style-name="Título3" text:outline-level="3">Servidor</text:h>
      <text:p text:style-name="Standard">O objetivo principal do servidor é receber, processar e responder, concorrentemente, aos pedidos dos clientes do serviço<text:s/>implementado. Para cumprirmos com este objetivo, o Servidor cria uma<text:s/><text:span text:style-name="T8">thread</text:span><text:s/>para processar e responder cada pedido que recebe.</text:p>
      <text:p text:style-name="Standard">Para armazenar<text:s/>as informações do Servidor precisamos de uma estrutura de dados: o package<text:s/><text:span text:style-name="T9">ServerInfo<text:s/></text:span>contém dois componentes<text:s/>que, por sua vez, fazem a gestão da informação de clientes e voos.</text:p>
      <text:p text:style-name="Standard">Para gerir a informação dos clientes temos o package<text:s/><text:span text:style-name="T10">ClientInfo</text:span>, que<text:span text:style-name="T11"><text:s/></text:span>permite guardar todas as informações pessoais dos clientes, incluindo também as reservas que fizeram.</text:p>
      <text:p text:style-name="Standard">A gestão da informação dos voos é feita em<text:s/><text:span text:style-name="T12">FlightInfo</text:span>. Aqui é possível gerir os voos e reservas de todo o<text:s/><text:soft-page-break/>sistema, nomeadamente<text:s/>e<text:s/>fazer reservas no intervalo de tempo entre o dia atual e os próximos noventa dias.<text:s/><text:span text:style-name="T13">Este</text:span><text:span text:style-name="T14"><text:s/></text:span><text:span text:style-name="T15">deteta e<text:s/></text:span><text:span text:style-name="T16">faz</text:span><text:span text:style-name="T17"><text:s/>automaticamente</text:span><text:span text:style-name="T18"><text:s/>a manutenção da passagem de um dia</text:span>. Também disponibiliza a procura de um percurso entre duas localizações e a proibição de reservas/cancelamentos num dia específico.</text:p>
      <text:p text:style-name="Standard"/>
      <text:p text:style-name="Standard"><text:span text:style-name="T19">Ambos estes<text:s/></text:span><text:span text:style-name="T20">packages</text:span><text:span text:style-name="T21"><text:s/>t</text:span><text:span text:style-name="T22">ê</text:span><text:span text:style-name="T23">m implementados mecanismos de gestão de concorrência, dado que serão acedidos por várias<text:s/></text:span><text:span text:style-name="T24">threads</text:span><text:span text:style-name="T25"><text:s/>ao mesmo tempo.</text:span></text:p>
      <text:h text:style-name="Título3" text:outline-level="3">Cliente</text:h>
      <text:p text:style-name="Standard">O Cliente, fornece uma interface que possibilita o registo de reservas do utilizador e do administrador. As reservas são realizadas por<text:s/>uma<text:s/><text:span text:style-name="T26">thread</text:span><text:s/>paralela à principal, que trata da parte gráfica do sistema. Deste modo, é permitido ao utilizador, por exemplo, fazer várias reservas e, mais tarde, verificar o seu resultado.</text:p>
      <text:p text:style-name="Standard"/>
      <text:p text:style-name="Standard">&lt;<text:span text:style-name="T27">mais alguma coisa?</text:span>&gt;</text:p>
      <text:h text:style-name="Título3" text:outline-level="3">Implementação</text:h>
      <text:p text:style-name="Standard">&lt;<text:span text:style-name="T28">geral – talvez read/write locks</text:span><text:span text:style-name="T29">, ficheiros binarios e outra info genérica</text:span>&gt;</text:p>
      <text:list text:style-name="Numbering123" text:continue-numbering="true">
        <text:list-item>
          <text:list>
            <text:list-item>
              <text:p text:style-name="P30">Servidor</text:p>
            </text:list-item>
          </text:list>
        </text:list-item>
      </text:list>
      <text:h text:style-name="P31" text:outline-level="3">Server</text:h>
      <text:p text:style-name="Standard">A classe<text:s/><text:span text:style-name="T32">Server</text:span><text:s/>do nosso projeto está perpetuamente à espera de receber pedidos TCP de clientes. Sempre que recebe um pedido de conexão cria uma nova instância da classe<text:s/><text:span text:style-name="T33">ClientHandler</text:span><text:s/>que corre numa<text:s/><text:span text:style-name="T34">thread</text:span><text:s/>criada para o efeito. Esta é a classe que vai trocar informação com o cliente.</text:p>
      <text:p text:style-name="Standard">Para que não existam demasiadas<text:s/><text:span text:style-name="T35">threads</text:span><text:s/>inativas, foi decidido que, se o<text:s/><text:span text:style-name="T36">login</text:span><text:s/>ou o<text:s/><text:span text:style-name="T37">signup</text:span><text:s/>falharem, a<text:s/><text:span text:style-name="T38">thread<text:s/></text:span>termina.</text:p>
      <text:p text:style-name="P39">IClientFacade<text:s/>e<text:s/>IFlightFacade<text:s/>estão dentro de um package ServerInfo. Deixamos assim?</text:p>
      <text:h text:style-name="P40" text:outline-level="3"><text:bookmark-start text:name="_Hlk93092741"/>IClientFacade</text:h>
      <text:p text:style-name="Standard"><text:bookmark-end text:name="_Hlk93092741"/>O componente<text:s/><text:span text:style-name="T41">IClientFacade</text:span><text:s/>é utilizado para obter e registar informação dos clientes. Além de armazenar as informações pessoais como<text:s/><text:span text:style-name="T42">username<text:s/></text:span>e<text:s/><text:span text:style-name="T43">password</text:span>, permite também associar o<text:s/><text:span text:style-name="T44">id</text:span><text:s/>de uma reserva a um cliente, que é utilizado para, posteriormente, cancelar esta reserva, se necessário. Este componente implementa um sistema de<text:s/><text:span text:style-name="T45">ReentrantReadWriteLocks</text:span><text:s/>para permitir o acesso de várias<text:s/><text:span text:style-name="T46">threads</text:span><text:s/>concorrentemente, tendo como vantagem que o acesso não é bloqueado a várias<text:span text:style-name="T47"><text:s/>threads</text:span><text:s/>que apenas queiram ler dados.</text:p>
      <text:h text:style-name="P48" text:outline-level="3"><text:bookmark-start text:name="_Hlk93092756"/>IFlightFacade</text:h>
      <text:p text:style-name="Standard"><text:bookmark-end text:name="_Hlk93092756"/>O componente<text:s/><text:span text:style-name="T49">IClientFacade</text:span><text:s/>é utilizado para obter e registar informação de voos. Cada<text:s/><text:span text:style-name="T50">Flight</text:span><text:s/>contém, além da origem e destino,<text:s/><text:span text:style-name="T51">o número de reservas</text:span><text:span text:style-name="T52"><text:s/></text:span><text:span text:style-name="T53">do voo</text:span><text:span text:style-name="T54"><text:s/></text:span><text:span text:style-name="T55">para os próximos 90 dias</text:span>.</text:p>
      <text:p text:style-name="Standard">A classe<text:s/><text:span text:style-name="T56">FlightFacade</text:span><text:s/>vai fazer a gestão dos<text:s/><text:span text:style-name="T57">Flight</text:span>’s, sendo que fica encarregue de atualizar o dia atual, utilizando a biblioteca<text:s/><text:span text:style-name="T58">LocalDate</text:span>.<text:s/>A lista com os novos dias vai sendo<text:s/>também atualizada e os dias anteriores removidos. É nesta classe implementado o seguinte conjunto de funcionalidades:</text:p>
      <text:p text:style-name="Standard"/>
      <text:list text:style-name="LFO5" text:continue-numbering="true">
        <text:list-item>
          <text:p text:style-name="P59">Cálculo de um caminho entre duas localizações usando um algoritmo de procura iterativa limitada em 3 níveis de<text:s/>profundidade, assim limitando cada viagem a duas escalas (três voos).</text:p>
        </text:list-item>
        <text:list-item>
          <text:p text:style-name="P60">Efetuar reservas e o cancelamento das mesmas.</text:p>
        </text:list-item>
        <text:list-item>
          <text:p text:style-name="P61">No caso de uma reserva, o caminho é calculado com o algoritmo acima, sendo que, se um cliente pretende viajar de Porto - Paris, e não existe disponibilidade num voo direto, o sistema procura uma alternativa e regista, se<text:s/>disponível, uma reserva como dois voos: Porto – Madrid, Madrid – Paris.</text:p>
        </text:list-item>
      </text:list>
      <text:p text:style-name="Standard"/>
      <text:p text:style-name="Standard">Todas estas funcionalidades<text:s/>estão implementadas com<text:s/><text:span text:style-name="T62">ReentrantReadWriteLocks</text:span>,<text:s/>para permitir que vários clientes consultem e alterem a informação de forma concorrente, tendo como vantagem que o acesso não é bloqueado a várias<text:span text:style-name="T63"><text:s/>threads</text:span><text:s/>que apenas queiram ler dados.</text:p>
      <text:soft-page-break/>
      <text:p text:style-name="Standard">Ambos os componentes<text:s/>(<text:span text:style-name="T64">IclientFacade, IflightFacade</text:span>) fazem uso de exceções quando ocorre algum erro, permitindo assim ao servidor emitir e resolver o problema. Também permitem a escrita das suas estruturas em ficheiros binários, para que o servidor, sempre que iniciar, carregar<text:s/>toda a informação anterior.</text:p>
      <text:p text:style-name="Standard"/>
      <text:p text:style-name="Standard">&lt;<text:span text:style-name="T65">imagem</text:span>&gt;</text:p>
      <text:list text:style-name="Numbering123" text:continue-numbering="true">
        <text:list-item>
          <text:list>
            <text:list-item>
              <text:p text:style-name="P66">Cliente</text:p>
            </text:list-item>
          </text:list>
        </text:list-item>
      </text:list>
      <text:p text:style-name="Standard">Abaixo segue uma descrição textual do fluxo de informação proveniente da autenticação do cliente.</text:p>
      <text:p text:style-name="Standard">A iniciar o<text:s/><text:span text:style-name="T67">Cliente</text:span>, o utilizador tem a opção de efetuar<text:s/><text:span text:style-name="T68">login</text:span><text:s/>ou, caso não possua uma<text:s/>autenticação,<text:s/><text:span text:style-name="T69">signup</text:span>. Estas duas opções funcionam de maneira muito semelhante, sendo que o utilizador fornece apenas as suas credenciais, nome de utilizador e palavra-passe.</text:p>
      <text:p text:style-name="Standard">A informação da autenticação é então inserida numa lista de pedidos, pertencente à<text:s/>classe<text:s/><text:span text:style-name="T70">ClientWorker</text:span>.<text:s/>É criada<text:s/>a<text:s/><text:span text:style-name="T71">thread</text:span><text:s/>que irá executar o<text:s/><text:span text:style-name="T72">RequestWorker</text:span><text:span text:style-name="pl-token">.<text:s/></text:span>A<text:s/><text:span text:style-name="T73">thread</text:span><text:s/>principal adormece à espera da resposta. O<text:s/><text:span text:style-name="T74">RequestWorker</text:span><text:s/>verifica se existe algum pedido na lista de pedidos: neste caso temos um pedido de autenticação, que enviamos de seguida para o servidor. A resposta é recebida e processada ainda nesta classe. O conteúdo desta resposta é colocado numa lista de respostas, pertencente à classe<text:s/><text:span text:style-name="T75">ClientWorker</text:span>. A inserção de elementes nesta lista dá um sinal à<text:s/><text:span text:style-name="T76">thread</text:span><text:s/>principal, que verifica<text:s/>de seguida a lista de respostas, e volta para o menu principal. O<text:s/><text:span text:style-name="T77">RequestWorker</text:span><text:s/>adormece, até que seja necessário enviar mais algum pedido.</text:p>
      <text:p text:style-name="Standard">No menu principal, o utilizador tem<text:s/><text:span text:style-name="T78">todas</text:span><text:s/>as funcionalidades pedidas no guião do<text:s/>trabalho<text:s/>prático. Sempre que o utilizador decidir utilizar uma funcionalidade é gerado um pedido, que é inserido na lista de pedidos. O<text:s/><text:span text:style-name="T79">RequestWorker</text:span><text:s/>acorda e processa o pedido. Desta forma temos a possibilidade de uma<text:s/><text:span text:style-name="T80">thread</text:span><text:s/>estar a resolver um pedido de reserva<text:s/>enquanto<text:s/>o utilizador tem acesso à interface.</text:p>
      <text:p text:style-name="Standard"/>
      <text:p text:style-name="Standard">&lt;<text:span text:style-name="T81">imagem</text:span>&gt;</text:p>
      <text:h text:style-name="Título3" text:outline-level="3">Conclusão</text:h>
      <text:p text:style-name="P82">O trabalho correu bem, cumprindo todos os objetivos que desejamos.</text:p>
      <text:p text:style-name="P83">Ajudou a perceber melhor a utilização de locks, conditions e a comunicação em TCP.</text:p>
      <text:p text:style-name="P84">Coisas a melhorar? Base de dados? Faz sentido nesta cadeira?</text:p>
      <text:p text:style-name="Heading">Referências</text:p>
      <text:p text:style-name="Standard">&lt;<text:span text:style-name="T85">return new Random(Random.Indian)</text:span>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oto Sans CJK SC" svg:font-family="Noto Sans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Standard" style:default-outline-level="1">
      <style:paragraph-properties text:number-lines="false" fo:margin-top="0.4in"/>
      <style:text-properties style:font-weight-complex="bold" fo:hyphenate="false"/>
    </style:style>
    <style:style style:name="Título2" style:display-name="Título 2" style:family="paragraph" style:parent-style-name="Título1" style:next-style-name="Standard" style:default-outline-level="2">
      <style:paragraph-properties fo:margin-top="0.1388in" fo:margin-bottom="0.0833in"/>
      <style:text-properties fo:font-size="12pt" style:font-size-asian="12pt" fo:hyphenate="false"/>
    </style:style>
    <style:style style:name="Título3" style:display-name="Título 3" style:family="paragraph" style:parent-style-name="Heading" style:next-style-name="Standard" style:default-outline-level="3">
      <style:paragraph-properties fo:margin-top="0.0972in" fo:margin-bottom="0.0833in"/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font-size="11pt" style:font-size-asian="11pt" fo:hyphenate="false"/>
    </style:style>
    <style:style style:name="Heading" style:display-name="Heading" style:family="paragraph" style:parent-style-name="Standard" style:next-style-name="Standard">
      <style:paragraph-properties fo:keep-with-next="always" fo:margin-top="0.3in" fo:margin-bottom="0.1in"/>
      <style:text-properties style:font-name-asian="Noto Sans CJK SC" style:font-name-complex="Lucida Sans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true" fo:text-align="center" fo:margin-top="0.0402in" fo:margin-bottom="0.0798in" fo:line-height="115%"/>
      <style:text-properties style:font-name="Arial" style:font-name-asian="Arial" style:font-name-complex="Arial" fo:font-size="12pt" style:font-size-asian="12pt" fo:hyphenate="false"/>
    </style:style>
    <style:style style:name="Título" style:display-name="Título" style:family="paragraph" style:parent-style-name="Heading" style:next-style-name="Subtítulo">
      <style:paragraph-properties fo:text-align="center" fo:margin-top="2in"/>
      <style:text-properties style:font-name="Arial" style:font-name-asian="Arial" style:font-name-complex="Arial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 fo:margin-bottom="0.0833in"/>
      <style:text-properties style:font-name="Arial" style:font-name-asian="Arial" style:font-name-complex="Arial" fo:font-size="18pt" style:font-size-asian="18pt" style:font-size-complex="18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Índiceremissivo2" style:display-name="Índice remissivo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Cabeçalhodeíndiceremissivo" style:display-name="Cabeçalh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BibliographyHeading" style:display-name="Bibliography Heading" style:family="paragraph" style:parent-style-name="Cabeçalhodeíndiceremissivo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Figure" style:display-name="Figure" style:family="paragraph" style:parent-style-name="Legenda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ParágrafodaLista" style:display-name="Parágrafo da Lista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Linenumbering" style:display-name="Line numbering" style:family="text"/>
    <style:style style:name="NumberingSymbols" style:display-name="Numbering Symbols" style:family="text"/>
    <style:style style:name="pl-token" style:display-name="pl-token" style:family="text" style:parent-style-name="Tipodeletrapredefinidodoparágrafo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umbering123" style:display-name="Numbering 12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45in" text:list-level-position-and-space-mode="label-alignment">
          <style:list-level-label-alignment text:label-followed-by="listtab" fo:margin-left="0.45in" fo:text-indent="-0.45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rge Manuel Costa Lima</dc:creator>
    <meta:creation-date>2022-01-14T22:56:00Z</meta:creation-date>
    <dc:date>2022-01-14T22:57:00Z</dc:date>
    <meta:template xlink:href="Normal" xlink:type="simple"/>
    <meta:editing-cycles>2</meta:editing-cycles>
    <meta:editing-duration>PT240S</meta:editing-duration>
    <meta:document-statistic meta:page-count="3" meta:paragraph-count="14" meta:word-count="1128" meta:character-count="7206" meta:row-count="50" meta:non-whitespace-character-count="6092"/>
  </office:meta>
</office:document-meta>
</file>